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/t</text:p>
          </table:table-cell>
          <table:table-cell office:value-type="string" calcext:value-type="string">
            <text:p>m/m</text:p>
          </table:table-cell>
          <table:table-cell table:number-columns-repeated="2"/>
          <table:table-cell office:value-type="string" calcext:value-type="string">
            <text:p>t, reduced</text:p>
          </table:table-cell>
          <table:table-cell office:value-type="string" calcext:value-type="string">
            <text:p>m, reduced</text:p>
          </table:table-cell>
          <table:table-cell office:value-type="string" calcext:value-type="string">
            <text:p>t/t</text:p>
          </table:table-cell>
          <table:table-cell office:value-type="string" calcext:value-type="string">
            <text:p>m/m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9764" calcext:value-type="float">
            <text:p>89764</text:p>
          </table:table-cell>
          <table:table-cell table:number-columns-repeated="4"/>
          <table:table-cell table:formula="of:=[.B2]*LOG(LOG(10^[.A2]))^(-1/3)" office:value-type="float" office:value="14.4700563939266" calcext:value-type="float">
            <text:p>14.4700563939266</text:p>
          </table:table-cell>
          <table:table-cell table:formula="of:=[.C2]*LOG(LOG(10^[.A2]))^(-2/3)" office:value-type="float" office:value="83533.3938059783" calcext:value-type="float">
            <text:p>83533.393805978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1148" calcext:value-type="float">
            <text:p>121148</text:p>
          </table:table-cell>
          <table:table-cell table:formula="of:=[.B3]/[.B2]" office:value-type="float" office:value="4.4" calcext:value-type="float">
            <text:p>4.4</text:p>
          </table:table-cell>
          <table:table-cell table:formula="of:=[.C3]/[.C2]" office:value-type="float" office:value="1.3496279131946" calcext:value-type="float">
            <text:p>1.3496279131946</text:p>
          </table:table-cell>
          <table:table-cell table:formula="of:=LOG10([.D3])" office:value-type="float" office:value="0.643452676486187" calcext:value-type="float">
            <text:p>0.643452676486187</text:p>
          </table:table-cell>
          <table:table-cell table:formula="of:=LOG10([.E3])" office:value-type="float" office:value="0.130214051813601" calcext:value-type="float">
            <text:p>0.130214051813601</text:p>
          </table:table-cell>
          <table:table-cell table:formula="of:=[.B3]*LOG(LOG(10^[.A3]))^(-1/3)" office:value-type="float" office:value="63.0666201277064" calcext:value-type="float">
            <text:p>63.0666201277064</text:p>
          </table:table-cell>
          <table:table-cell table:formula="of:=[.C3]*LOG(LOG(10^[.A3]))^(-2/3)" office:value-type="float" office:value="110618.430322136" calcext:value-type="float">
            <text:p>110618.430322136</text:p>
          </table:table-cell>
          <table:table-cell table:formula="of:=[.H3]/[.H2]" office:value-type="float" office:value="4.35842255280892" calcext:value-type="float">
            <text:p>4.35842255280892</text:p>
          </table:table-cell>
          <table:table-cell table:formula="of:=[.I3]/[.I2]" office:value-type="float" office:value="1.32424202204771" calcext:value-type="float">
            <text:p>1.32424202204771</text:p>
          </table:table-cell>
          <table:table-cell table:formula="of:=LOG10([.J3])" office:value-type="float" office:value="0.639329333174371" calcext:value-type="float">
            <text:p>0.639329333174371</text:p>
          </table:table-cell>
          <table:table-cell table:formula="of:=LOG10([.K3])" office:value-type="float" office:value="0.121967365189969" calcext:value-type="float">
            <text:p>0.1219673651899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3" calcext:value-type="float">
            <text:p>303</text:p>
          </table:table-cell>
          <table:table-cell office:value-type="float" office:value="194376" calcext:value-type="float">
            <text:p>194376</text:p>
          </table:table-cell>
          <table:table-cell table:formula="of:=[.B4]/[.B3]" office:value-type="float" office:value="4.59090909090909" calcext:value-type="float">
            <text:p>4.59090909090909</text:p>
          </table:table-cell>
          <table:table-cell table:formula="of:=[.C4]/[.C3]" office:value-type="float" office:value="1.6044507544491" calcext:value-type="float">
            <text:p>1.6044507544491</text:p>
          </table:table-cell>
          <table:table-cell table:formula="of:=LOG10([.D4])" office:value-type="float" office:value="0.661898692960436" calcext:value-type="float">
            <text:p>0.661898692960436</text:p>
          </table:table-cell>
          <table:table-cell table:formula="of:=LOG10([.E4])" office:value-type="float" office:value="0.205326391796604" calcext:value-type="float">
            <text:p>0.205326391796604</text:p>
          </table:table-cell>
          <table:table-cell table:formula="of:=[.B4]*LOG(LOG(10^[.A4]))^(-1/3)" office:value-type="float" office:value="287.053130678499" calcext:value-type="float">
            <text:p>287.053130678499</text:p>
          </table:table-cell>
          <table:table-cell table:formula="of:=[.C4]*LOG(LOG(10^[.A4]))^(-2/3)" office:value-type="float" office:value="174454.412741762" calcext:value-type="float">
            <text:p>174454.412741762</text:p>
          </table:table-cell>
          <table:table-cell table:formula="of:=[.H4]/[.H3]" office:value-type="float" office:value="4.55158576909991" calcext:value-type="float">
            <text:p>4.55158576909991</text:p>
          </table:table-cell>
          <table:table-cell table:formula="of:=[.I4]/[.I3]" office:value-type="float" office:value="1.57708269981528" calcext:value-type="float">
            <text:p>1.57708269981528</text:p>
          </table:table-cell>
          <table:table-cell table:formula="of:=LOG10([.J4])" office:value-type="float" office:value="0.658162730895806" calcext:value-type="float">
            <text:p>0.658162730895806</text:p>
          </table:table-cell>
          <table:table-cell table:formula="of:=LOG10([.K4])" office:value-type="float" office:value="0.197854467667343" calcext:value-type="float">
            <text:p>0.1978544676673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61" calcext:value-type="float">
            <text:p>1461</text:p>
          </table:table-cell>
          <table:table-cell office:value-type="float" office:value="331492" calcext:value-type="float">
            <text:p>331492</text:p>
          </table:table-cell>
          <table:table-cell table:formula="of:=[.B5]/[.B4]" office:value-type="float" office:value="4.82178217821782" calcext:value-type="float">
            <text:p>4.82178217821782</text:p>
          </table:table-cell>
          <table:table-cell table:formula="of:=[.C5]/[.C4]" office:value-type="float" office:value="1.7054163065399" calcext:value-type="float">
            <text:p>1.7054163065399</text:p>
          </table:table-cell>
          <table:table-cell table:formula="of:=LOG10([.D5])" office:value-type="float" office:value="0.683207587431992" calcext:value-type="float">
            <text:p>0.683207587431992</text:p>
          </table:table-cell>
          <table:table-cell table:formula="of:=LOG10([.E5])" office:value-type="float" office:value="0.231830411225235" calcext:value-type="float">
            <text:p>0.231830411225235</text:p>
          </table:table-cell>
          <table:table-cell table:formula="of:=[.B5]*LOG(LOG(10^[.A5]))^(-1/3)" office:value-type="float" office:value="1373.28379302845" calcext:value-type="float">
            <text:p>1373.28379302845</text:p>
          </table:table-cell>
          <table:table-cell table:formula="of:=[.C5]*LOG(LOG(10^[.A5]))^(-2/3)" office:value-type="float" office:value="292882.356014066" calcext:value-type="float">
            <text:p>292882.356014066</text:p>
          </table:table-cell>
          <table:table-cell table:formula="of:=[.H5]/[.H4]" office:value-type="float" office:value="4.78407530265376" calcext:value-type="float">
            <text:p>4.78407530265376</text:p>
          </table:table-cell>
          <table:table-cell table:formula="of:=[.I5]/[.I4]" office:value-type="float" office:value="1.67884750755837" calcext:value-type="float">
            <text:p>1.67884750755837</text:p>
          </table:table-cell>
          <table:table-cell table:formula="of:=LOG10([.J5])" office:value-type="float" office:value="0.679798006948084" calcext:value-type="float">
            <text:p>0.679798006948084</text:p>
          </table:table-cell>
          <table:table-cell table:formula="of:=LOG10([.K5])" office:value-type="float" office:value="0.225011250257418" calcext:value-type="float">
            <text:p>0.2250112502574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79" calcext:value-type="float">
            <text:p>7179</text:p>
          </table:table-cell>
          <table:table-cell office:value-type="float" office:value="713868" calcext:value-type="float">
            <text:p>713868</text:p>
          </table:table-cell>
          <table:table-cell table:formula="of:=[.B6]/[.B5]" office:value-type="float" office:value="4.91375770020534" calcext:value-type="float">
            <text:p>4.91375770020534</text:p>
          </table:table-cell>
          <table:table-cell table:formula="of:=[.C6]/[.C5]" office:value-type="float" office:value="2.15349993363339" calcext:value-type="float">
            <text:p>2.15349993363339</text:p>
          </table:table-cell>
          <table:table-cell table:formula="of:=LOG10([.D6])" office:value-type="float" office:value="0.691413737398803" calcext:value-type="float">
            <text:p>0.691413737398803</text:p>
          </table:table-cell>
          <table:table-cell table:formula="of:=LOG10([.E6])" office:value-type="float" office:value="0.333144862714522" calcext:value-type="float">
            <text:p>0.333144862714522</text:p>
          </table:table-cell>
          <table:table-cell table:formula="of:=[.B6]*LOG(LOG(10^[.A6]))^(-1/3)" office:value-type="float" office:value="6699.50563431902" calcext:value-type="float">
            <text:p>6699.50563431902</text:p>
          </table:table-cell>
          <table:table-cell table:formula="of:=[.C6]*LOG(LOG(10^[.A6]))^(-2/3)" office:value-type="float" office:value="621692.347130776" calcext:value-type="float">
            <text:p>621692.347130776</text:p>
          </table:table-cell>
          <table:table-cell table:formula="of:=[.H6]/[.H5]" office:value-type="float" office:value="4.87845678244325" calcext:value-type="float">
            <text:p>4.87845678244325</text:p>
          </table:table-cell>
          <table:table-cell table:formula="of:=[.I6]/[.I5]" office:value-type="float" office:value="2.12266916857538" calcext:value-type="float">
            <text:p>2.12266916857538</text:p>
          </table:table-cell>
          <table:table-cell table:formula="of:=LOG10([.J6])" office:value-type="float" office:value="0.68828246198979" calcext:value-type="float">
            <text:p>0.68828246198979</text:p>
          </table:table-cell>
          <table:table-cell table:formula="of:=LOG10([.K6])" office:value-type="float" office:value="0.326882311896497" calcext:value-type="float">
            <text:p>0.3268823118964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004" calcext:value-type="float">
            <text:p>34004</text:p>
          </table:table-cell>
          <table:table-cell office:value-type="float" office:value="1696684" calcext:value-type="float">
            <text:p>1696684</text:p>
          </table:table-cell>
          <table:table-cell table:formula="of:=[.B7]/[.B6]" office:value-type="float" office:value="4.73659284022844" calcext:value-type="float">
            <text:p>4.73659284022844</text:p>
          </table:table-cell>
          <table:table-cell table:formula="of:=[.C7]/[.C6]" office:value-type="float" office:value="2.37674752195084" calcext:value-type="float">
            <text:p>2.37674752195084</text:p>
          </table:table-cell>
          <table:table-cell table:formula="of:=LOG10([.D7])" office:value-type="float" office:value="0.675466054172352" calcext:value-type="float">
            <text:p>0.675466054172352</text:p>
          </table:table-cell>
          <table:table-cell table:formula="of:=LOG10([.E7])" office:value-type="float" office:value="0.375983049777272" calcext:value-type="float">
            <text:p>0.375983049777272</text:p>
          </table:table-cell>
          <table:table-cell table:formula="of:=[.B7]*LOG(LOG(10^[.A7]))^(-1/3)" office:value-type="float" office:value="31522.2591691869" calcext:value-type="float">
            <text:p>31522.2591691869</text:p>
          </table:table-cell>
          <table:table-cell table:formula="of:=[.C7]*LOG(LOG(10^[.A7]))^(-2/3)" office:value-type="float" office:value="1458060.75320468" calcext:value-type="float">
            <text:p>1458060.75320468</text:p>
          </table:table-cell>
          <table:table-cell table:formula="of:=[.H7]/[.H6]" office:value-type="float" office:value="4.70516197608825" calcext:value-type="float">
            <text:p>4.70516197608825</text:p>
          </table:table-cell>
          <table:table-cell table:formula="of:=[.I7]/[.I6]" office:value-type="float" office:value="2.34530915481572" calcext:value-type="float">
            <text:p>2.34530915481572</text:p>
          </table:table-cell>
          <table:table-cell table:formula="of:=LOG10([.J7])" office:value-type="float" office:value="0.672574578690053" calcext:value-type="float">
            <text:p>0.672574578690053</text:p>
          </table:table-cell>
          <table:table-cell table:formula="of:=LOG10([.K7])" office:value-type="float" office:value="0.370200098812675" calcext:value-type="float">
            <text:p>0.3702000988126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6388" calcext:value-type="float">
            <text:p>776388</text:p>
          </table:table-cell>
          <table:table-cell office:value-type="float" office:value="6586924" calcext:value-type="float">
            <text:p>6586924</text:p>
          </table:table-cell>
          <table:table-cell table:formula="of:=[.B8]/[.B7]" office:value-type="float" office:value="22.8322550288201" calcext:value-type="float">
            <text:p>22.8322550288201</text:p>
          </table:table-cell>
          <table:table-cell table:formula="of:=[.C8]/[.C7]" office:value-type="float" office:value="3.88223381607889" calcext:value-type="float">
            <text:p>3.88223381607889</text:p>
          </table:table-cell>
          <table:table-cell table:formula="of:=LOG10([.D8])" office:value-type="float" office:value="1.35854880672497" calcext:value-type="float">
            <text:p>1.35854880672497</text:p>
          </table:table-cell>
          <table:table-cell table:formula="of:=LOG10([.E8])" office:value-type="float" office:value="0.589081688181374" calcext:value-type="float">
            <text:p>0.589081688181374</text:p>
          </table:table-cell>
          <table:table-cell table:formula="of:=[.B8]*LOG(LOG(10^[.A8]))^(-1/3)" office:value-type="float" office:value="715291.708781022" calcext:value-type="float">
            <text:p>715291.708781022</text:p>
          </table:table-cell>
          <table:table-cell table:formula="of:=[.C8]*LOG(LOG(10^[.A8]))^(-2/3)" office:value-type="float" office:value="5591024.63858732" calcext:value-type="float">
            <text:p>5591024.63858732</text:p>
          </table:table-cell>
          <table:table-cell table:formula="of:=[.H8]/[.H7]" office:value-type="float" office:value="22.6916384686102" calcext:value-type="float">
            <text:p>22.6916384686102</text:p>
          </table:table-cell>
          <table:table-cell table:formula="of:=[.I8]/[.I7]" office:value-type="float" office:value="3.83456219248667" calcext:value-type="float">
            <text:p>3.83456219248667</text:p>
          </table:table-cell>
          <table:table-cell table:formula="of:=LOG10([.J8])" office:value-type="float" office:value="1.35586585561105" calcext:value-type="float">
            <text:p>1.35586585561105</text:p>
          </table:table-cell>
          <table:table-cell table:formula="of:=LOG10([.K8])" office:value-type="float" office:value="0.583715785953542" calcext:value-type="float">
            <text:p>0.5837157859535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 style:data-style-name="N2" text:time-value="13:02:04.560496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02:45:34.957208458</meta:creation-date>
    <dc:date>2025-05-20T13:04:49.834006718</dc:date>
    <meta:editing-duration>PT11M10S</meta:editing-duration>
    <meta:editing-cycles>3</meta:editing-cycles>
    <meta:generator>LibreOffice/24.2.7.2$Linux_X86_64 LibreOffice_project/420$Build-2</meta:generator>
    <meta:document-statistic meta:table-count="1" meta:cell-count="92" meta:object-count="0"/>
  </office:meta>
</office:document-meta>
</file>